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office:value-type="string" calcext:value-type="string">
            <text:p>audio end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[.B2]*60+[.C2]+[.D2]/30" office:value-type="float" office:value="1296.96666666667" calcext:value-type="float">
            <text:p>1296.96666666667</text:p>
          </table:table-cell>
          <table:table-cell table:formula="of:=[.E2]/[.E3]" office:value-type="float" office:value="0.966131154868026" calcext:value-type="float">
            <text:p>0.966131154868026</text:p>
          </table:table-cell>
          <table:table-cell/>
        </table:table-row>
        <table:table-row table:style-name="ro1">
          <table:table-cell office:value-type="string" calcext:value-type="string">
            <text:p>video end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3]*60+[.C3]+[.D3]/30" office:value-type="float" office:value="1342.43333333333" calcext:value-type="float">
            <text:p>1342.4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dio end</text:p>
          </table:table-cell>
          <table:table-cell table:formula="of:=FLOOR([.E5]/60;1)" office:value-type="float" office:value="21" calcext:value-type="float">
            <text:p>21</text:p>
          </table:table-cell>
          <table:table-cell table:formula="of:=FLOOR(MOD([.E5];60))" office:value-type="float" office:value="37" calcext:value-type="float">
            <text:p>37</text:p>
          </table:table-cell>
          <table:table-cell table:formula="of:=ROUND(([.E5]-[.B5]*60-[.C5])*30;0)" office:value-type="float" office:value="1" calcext:value-type="float">
            <text:p>1</text:p>
          </table:table-cell>
          <table:table-cell table:formula="of:=[.E6]*[.F5]" office:value-type="float" office:value="1297.032238" calcext:value-type="float">
            <text:p>1297.032238</text:p>
          </table:table-cell>
          <table:table-cell office:value-type="float" office:value="0.96618" calcext:value-type="float">
            <text:p>0.96618</text:p>
          </table:table-cell>
          <table:table-cell/>
        </table:table-row>
        <table:table-row table:style-name="ro1">
          <table:table-cell office:value-type="string" calcext:value-type="string">
            <text:p>video end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6]*60+[.C6]+[.D6]/30" office:value-type="float" office:value="1342.43333333333" calcext:value-type="float">
            <text:p>1342.4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synced tim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0]*60+[.C10]+[.D10]/30" office:value-type="float" office:value="79.2666666666667" calcext:value-type="float">
            <text:p>79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cam unsynced phrase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B11]*60+[.C11]+[.D11]/30" office:value-type="float" office:value="1303.23333333333" calcext:value-type="float">
            <text:p>1303.23333333333</text:p>
          </table:table-cell>
          <table:table-cell table:formula="of:=[.E11]-[.E10]" office:value-type="float" office:value="1223.96666666667" calcext:value-type="float">
            <text:p>1223.96666666667</text:p>
          </table:table-cell>
          <table:table-cell table:formula="of:=[.F11]/[.F12]" office:value-type="float" office:value="1.03331926269875" calcext:value-type="float">
            <text:p>1.03331926269875</text:p>
          </table:table-cell>
        </table:table-row>
        <table:table-row table:style-name="ro1">
          <table:table-cell office:value-type="string" calcext:value-type="string">
            <text:p>sidecam unsynced phras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B12]*60+[.C12]+[.D12]/30" office:value-type="float" office:value="1263.76666666667" calcext:value-type="float">
            <text:p>1263.76666666667</text:p>
          </table:table-cell>
          <table:table-cell table:formula="of:=[.E12]-[.E10]" office:value-type="float" office:value="1184.5" calcext:value-type="float">
            <text:p>118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9:49:40.925373797</meta:creation-date>
    <dc:date>2023-07-27T13:26:23.685921177</dc:date>
    <meta:editing-duration>PT5H50M28S</meta:editing-duration>
    <meta:editing-cycles>4</meta:editing-cycles>
    <meta:generator>LibreOffice/7.4.2.3$Linux_X86_64 LibreOffice_project/40$Build-3</meta:generator>
    <meta:document-statistic meta:table-count="1" meta:cell-count="51" meta:object-count="0"/>
  </office:meta>
</office:document-meta>
</file>